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www.mathcelebrity.com/primitiveroot.php?p=13&amp;b=7&amp;pl=Primitive+Root+Check" text:style-name="Internet_20_link" text:visited-style-name="Visited_20_Internet_20_Link">https://www.mathcelebrity.com/primitiveroot.php?p=13&amp;b=7&amp;pl=Primitive+Root+Check</text:a></text:p>
      <text:p text:style-name="Standard"/>
      <text:p text:style-name="Standard">https://www.geeksforgeeks.org/primitive-root-of-a-prime-number-n-modulo-n/</text:p>
      <text:p text:style-name="Standard"/>
      <text:p text:style-name="Standard"/>
      <text:p text:style-name="Standard">avcoe@avcoe-HP-Pro-3330-MT:~/RSA-2$ python3 server.py</text:p>
      <text:p text:style-name="Standard">Socket successfully created</text:p>
      <text:p text:style-name="Standard">socket binded to 12345</text:p>
      <text:p text:style-name="Standard">socket is listening</text:p>
      <text:p text:style-name="Standard">RSA Server Side </text:p>
      <text:p text:style-name="Standard"/>
      <text:p text:style-name="Standard">Recieved public key from client is n=%d,e=%d</text:p>
      <text:p text:style-name="Standard"><text:s/>(221, 5)</text:p>
      <text:p text:style-name="Standard">enter your message 100</text:p>
      <text:p text:style-name="Standard">Encrypted data send is= <text:s text:c="2"/>172</text:p>
      <text:p text:style-name="Standard">As M = M1, Accept the sent by Al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vcoe@avcoe-HP-Pro-3330-MT:~/RSA-2$ python3 client.py</text:p>
      <text:p text:style-name="Standard">RSA Client Side </text:p>
      <text:p text:style-name="Standard"/>
      <text:p text:style-name="Standard">Enter p(prime number) 17</text:p>
      <text:p text:style-name="Standard">Enter q(prime number) 13</text:p>
      <text:p text:style-name="Standard">First part of public key is :n= <text:s/>221</text:p>
      <text:p text:style-name="Standard">Euler Totient function is : a = <text:s/>192</text:p>
      <text:p text:style-name="Standard">Enter exponent e value such that 1&lt;e&lt;TF and is coprime: 5</text:p>
      <text:p text:style-name="Standard">Public key is n= , e= </text:p>
      <text:p text:style-name="Standard"><text:s/>(221, 5)</text:p>
      <text:p text:style-name="Standard">Recieved encrypted message is = <text:s/>172</text:p>
      <text:p text:style-name="Standard">decryption key is: <text:s/>77</text:p>
      <text:p text:style-name="Standard">avcoe@avcoe-HP-Pro-3330-MT:~/RSA-2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6:10:01.265200854</meta:creation-date>
    <dc:date>2023-05-11T14:32:14.735044881</dc:date>
    <meta:editing-duration>PT1H35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05" meta:character-count="801" meta:non-whitespace-character-count="708"/>
  </office:meta>
</office:document-meta>
</file>